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5c7" officeooo:paragraph-rsid="001785c7"/>
    </style:style>
    <style:style style:name="P2" style:family="paragraph" style:parent-style-name="Standard">
      <style:text-properties officeooo:rsid="0018e498" officeooo:paragraph-rsid="0018e498"/>
    </style:style>
    <style:style style:name="P3" style:family="paragraph" style:parent-style-name="Standard">
      <style:text-properties officeooo:rsid="0018e498" officeooo:paragraph-rsid="0019c486"/>
    </style:style>
    <style:style style:name="P4" style:family="paragraph" style:parent-style-name="Standard">
      <style:text-properties officeooo:rsid="0018e498" officeooo:paragraph-rsid="001add9c"/>
    </style:style>
    <style:style style:name="P5" style:family="paragraph" style:parent-style-name="Standard">
      <style:text-properties officeooo:rsid="0019c486" officeooo:paragraph-rsid="0019c486"/>
    </style:style>
    <style:style style:name="P6" style:family="paragraph" style:parent-style-name="Standard">
      <style:text-properties officeooo:rsid="0019c486" officeooo:paragraph-rsid="001c6922"/>
    </style:style>
    <style:style style:name="P7" style:family="paragraph" style:parent-style-name="Standard">
      <style:text-properties fo:font-weight="bold" officeooo:rsid="0018e498" officeooo:paragraph-rsid="0018e498" style:font-weight-asian="bold" style:font-weight-complex="bold"/>
    </style:style>
    <style:style style:name="P8" style:family="paragraph" style:parent-style-name="Standard">
      <style:text-properties fo:font-weight="bold" officeooo:rsid="0019c486" officeooo:paragraph-rsid="0019c486" style:font-weight-asian="bold" style:font-weight-complex="bold"/>
    </style:style>
    <style:style style:name="P9" style:family="paragraph" style:parent-style-name="Standard">
      <style:text-properties fo:font-weight="bold" officeooo:rsid="0019c486" officeooo:paragraph-rsid="001add9c" style:font-weight-asian="bold" style:font-weight-complex="bold"/>
    </style:style>
    <style:style style:name="P10" style:family="paragraph" style:parent-style-name="Standard">
      <style:text-properties fo:font-weight="bold" officeooo:rsid="001c6922" officeooo:paragraph-rsid="001c6922" style:font-weight-asian="bold" style:font-weight-complex="bold"/>
    </style:style>
    <style:style style:name="P11" style:family="paragraph" style:parent-style-name="Standard">
      <style:text-properties fo:font-weight="bold" officeooo:rsid="001c6922" officeooo:paragraph-rsid="001c6922" fo:background-color="#fff200" style:font-weight-asian="bold" style:font-weight-complex="bold"/>
    </style:style>
    <style:style style:name="P12" style:family="paragraph" style:parent-style-name="Standard">
      <style:text-properties fo:font-weight="bold" officeooo:rsid="001dfd96" officeooo:paragraph-rsid="001dfd96" fo:background-color="#fff200" style:font-weight-asian="bold" style:font-weight-complex="bold"/>
    </style:style>
    <style:style style:name="P13" style:family="paragraph" style:parent-style-name="Standard">
      <style:text-properties fo:font-weight="bold" officeooo:rsid="001e6f72" officeooo:paragraph-rsid="001e6f72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e6f72" officeooo:paragraph-rsid="001fdd25" fo:background-color="transparent" style:font-weight-asian="bold" style:font-weight-complex="bold"/>
    </style:style>
    <style:style style:name="P15" style:family="paragraph" style:parent-style-name="Standard">
      <style:text-properties officeooo:rsid="001add9c" officeooo:paragraph-rsid="001add9c"/>
    </style:style>
    <style:style style:name="P16" style:family="paragraph" style:parent-style-name="Standard">
      <style:text-properties fo:font-style="italic" fo:font-weight="bold" officeooo:rsid="0019c486" officeooo:paragraph-rsid="0019c486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18e498" officeooo:paragraph-rsid="001add9c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officeooo:rsid="0018e498" officeooo:paragraph-rsid="0019c486" style:font-style-asian="italic" style:font-style-complex="italic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rsid="0018e498" officeooo:paragraph-rsid="0018e498" style:font-style-asian="italic" style:font-style-complex="italic"/>
    </style:style>
    <style:style style:name="P20" style:family="paragraph" style:parent-style-name="Standard">
      <style:text-properties fo:font-style="italic" style:text-underline-style="solid" style:text-underline-width="auto" style:text-underline-color="font-color" officeooo:rsid="0019c486" officeooo:paragraph-rsid="0019c486" style:font-style-asian="italic" style:font-style-complex="italic"/>
    </style:style>
    <style:style style:name="P21" style:family="paragraph" style:parent-style-name="Standard">
      <style:text-properties fo:font-style="italic" style:text-underline-style="solid" style:text-underline-width="auto" style:text-underline-color="font-color" officeooo:rsid="0019c486" officeooo:paragraph-rsid="001c6922" style:font-style-asian="italic" style:font-style-complex="italic"/>
    </style:style>
    <style:style style:name="P22" style:family="paragraph" style:parent-style-name="Standard">
      <style:text-properties fo:font-style="italic" style:text-underline-style="solid" style:text-underline-width="auto" style:text-underline-color="font-color" officeooo:rsid="001c6922" officeooo:paragraph-rsid="001c6922" style:font-style-asian="italic" style:font-style-complex="italic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paragraph-rsid="001dfd96" style:font-style-asian="italic" style:font-style-complex="italic"/>
    </style:style>
    <style:style style:name="P24" style:family="paragraph" style:parent-style-name="Standard">
      <style:text-properties fo:font-style="italic" style:text-underline-style="solid" style:text-underline-width="auto" style:text-underline-color="font-color" officeooo:rsid="001dfd96" officeooo:paragraph-rsid="001dfd96" style:font-style-asian="italic" style:font-style-complex="italic"/>
    </style:style>
    <style:style style:name="P25" style:family="paragraph" style:parent-style-name="Standard">
      <style:text-properties fo:font-style="italic" style:text-underline-style="solid" style:text-underline-width="auto" style:text-underline-color="font-color" fo:font-weight="normal" officeooo:rsid="001e6f72" officeooo:paragraph-rsid="001e6f72" fo:background-color="transparent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solid" style:text-underline-width="auto" style:text-underline-color="font-color" fo:font-weight="normal" officeooo:rsid="001e6f72" officeooo:paragraph-rsid="001fdd25" fo:background-color="transparent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solid" style:text-underline-width="auto" style:text-underline-color="font-color" fo:font-weight="normal" officeooo:rsid="001fdd25" officeooo:paragraph-rsid="001fdd25" fo:background-color="transparent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solid" style:text-underline-width="auto" style:text-underline-color="font-color" fo:font-weight="normal" officeooo:rsid="0021d226" officeooo:paragraph-rsid="0021d226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officeooo:rsid="001c6922" officeooo:paragraph-rsid="001c6922"/>
    </style:style>
    <style:style style:name="P30" style:family="paragraph" style:parent-style-name="Standard">
      <style:text-properties officeooo:rsid="001c6922" officeooo:paragraph-rsid="001dfd96"/>
    </style:style>
    <style:style style:name="P31" style:family="paragraph" style:parent-style-name="Standard">
      <style:text-properties officeooo:rsid="001dfd96" officeooo:paragraph-rsid="001dfd96"/>
    </style:style>
    <style:style style:name="P32" style:family="paragraph" style:parent-style-name="Standard">
      <style:text-properties officeooo:paragraph-rsid="001dfd96"/>
    </style:style>
    <style:style style:name="P33" style:family="paragraph" style:parent-style-name="Standard">
      <style:text-properties officeooo:rsid="001dfd96" officeooo:paragraph-rsid="001dfd96" fo:background-color="#fff200"/>
    </style:style>
    <style:style style:name="P34" style:family="paragraph" style:parent-style-name="Standard">
      <style:text-properties officeooo:rsid="001dfd96" officeooo:paragraph-rsid="001dfd96" fo:background-color="transparent"/>
    </style:style>
    <style:style style:name="P35" style:family="paragraph" style:parent-style-name="Standard">
      <style:text-properties fo:font-weight="normal" officeooo:rsid="001e6f72" officeooo:paragraph-rsid="001e6f72" fo:background-color="transparent" style:font-weight-asian="normal" style:font-weight-complex="normal"/>
    </style:style>
    <style:style style:name="P36" style:family="paragraph" style:parent-style-name="Standard">
      <style:text-properties fo:font-weight="normal" officeooo:rsid="001e6f72" officeooo:paragraph-rsid="001fdd25" fo:background-color="transparent" style:font-weight-asian="normal" style:font-weight-complex="normal"/>
    </style:style>
    <style:style style:name="P37" style:family="paragraph" style:parent-style-name="Standard">
      <style:text-properties fo:font-weight="normal" officeooo:rsid="001fdd25" officeooo:paragraph-rsid="001fdd25" fo:background-color="transparent" style:font-weight-asian="normal" style:font-weight-complex="normal"/>
    </style:style>
    <style:style style:name="P38" style:family="paragraph" style:parent-style-name="Standard">
      <style:text-properties fo:font-weight="normal" officeooo:rsid="0021d226" officeooo:paragraph-rsid="0021d226" fo:background-color="transparent" style:font-weight-asian="normal" style:font-weight-complex="normal"/>
    </style:style>
    <style:style style:name="P39" style:family="paragraph" style:parent-style-name="Standard">
      <style:text-properties fo:font-weight="normal" officeooo:rsid="00250b0a" officeooo:paragraph-rsid="00250b0a" fo:background-color="transparent" style:font-weight-asian="normal" style:font-weight-complex="normal"/>
    </style:style>
    <style:style style:name="P40" style:family="paragraph" style:parent-style-name="Standard">
      <style:text-properties fo:font-weight="normal" officeooo:rsid="0021d226" officeooo:paragraph-rsid="0021d226" fo:background-color="#fff200" style:font-weight-asian="normal" style:font-weight-complex="normal"/>
    </style:style>
    <style:style style:name="P41" style:family="paragraph" style:parent-style-name="Standard">
      <style:paragraph-properties fo:break-before="page"/>
      <style:text-properties officeooo:rsid="0019c486" officeooo:paragraph-rsid="0019c486"/>
    </style:style>
    <style:style style:name="P42" style:family="paragraph" style:parent-style-name="Standard">
      <style:paragraph-properties fo:break-before="page"/>
      <style:text-properties officeooo:rsid="001dfd96" officeooo:paragraph-rsid="001dfd96" fo:background-color="transparent"/>
    </style:style>
    <style:style style:name="P43" style:family="paragraph" style:parent-style-name="Standard">
      <style:text-properties officeooo:rsid="0019c486" officeooo:paragraph-rsid="0019c486"/>
    </style:style>
    <style:style style:name="P44" style:family="paragraph" style:parent-style-name="Standard" style:list-style-name="L1">
      <style:text-properties officeooo:rsid="0019c486" officeooo:paragraph-rsid="0019c486"/>
    </style:style>
    <style:style style:name="P45" style:family="paragraph" style:parent-style-name="Standard" style:list-style-name="L2">
      <style:text-properties officeooo:rsid="001c6922" officeooo:paragraph-rsid="001c6922"/>
    </style:style>
    <style:style style:name="P46" style:family="paragraph" style:parent-style-name="Standard" style:list-style-name="L3">
      <style:text-properties officeooo:rsid="001dfd96" officeooo:paragraph-rsid="001dfd96"/>
    </style:style>
    <style:style style:name="P47" style:family="paragraph" style:parent-style-name="Standard" style:list-style-name="L4">
      <style:text-properties officeooo:rsid="001dfd96" officeooo:paragraph-rsid="001dfd96" fo:background-color="transparent"/>
    </style:style>
    <style:style style:name="P48" style:family="paragraph" style:parent-style-name="Standard">
      <style:text-properties officeooo:rsid="0019c486" officeooo:paragraph-rsid="0019c486" fo:background-color="#72bf44"/>
    </style:style>
    <style:style style:name="P49" style:family="paragraph" style:parent-style-name="Standard">
      <style:text-properties officeooo:rsid="0019c486" officeooo:paragraph-rsid="0018e498" fo:background-color="#72bf44"/>
    </style:style>
    <style:style style:name="P50" style:family="paragraph" style:parent-style-name="Standard">
      <style:text-properties officeooo:rsid="0019c486" officeooo:paragraph-rsid="001add9c" fo:background-color="#72bf44"/>
    </style:style>
    <style:style style:name="P51" style:family="paragraph" style:parent-style-name="Standard">
      <style:text-properties officeooo:rsid="0019c486" officeooo:paragraph-rsid="001c6922" fo:background-color="#72bf44"/>
    </style:style>
    <style:style style:name="P52" style:family="paragraph" style:parent-style-name="Standard">
      <style:text-properties officeooo:rsid="001add9c" officeooo:paragraph-rsid="001add9c" fo:background-color="#72bf44"/>
    </style:style>
    <style:style style:name="P53" style:family="paragraph" style:parent-style-name="Standard">
      <style:text-properties fo:font-weight="normal" officeooo:rsid="001e6f72" officeooo:paragraph-rsid="001e6f72" fo:background-color="#72bf44" style:font-weight-asian="normal" style:font-weight-complex="normal"/>
    </style:style>
    <style:style style:name="P54" style:family="paragraph" style:parent-style-name="Standard">
      <style:text-properties fo:font-weight="normal" officeooo:rsid="001e6f72" officeooo:paragraph-rsid="001fdd25" fo:background-color="#72bf44" style:font-weight-asian="normal" style:font-weight-complex="normal"/>
    </style:style>
    <style:style style:name="P55" style:family="paragraph" style:parent-style-name="Standard">
      <style:text-properties fo:font-weight="normal" officeooo:rsid="001fdd25" officeooo:paragraph-rsid="001fdd25" fo:background-color="transparent" style:font-weight-asian="normal" style:font-weight-complex="normal"/>
    </style:style>
    <style:style style:name="P56" style:family="paragraph" style:parent-style-name="Standard">
      <style:text-properties fo:font-weight="normal" officeooo:rsid="001fdd25" officeooo:paragraph-rsid="002771a1" fo:background-color="transparent" style:font-weight-asian="normal" style:font-weight-complex="normal"/>
    </style:style>
    <style:style style:name="P57" style:family="paragraph" style:parent-style-name="Standard">
      <style:text-properties fo:font-weight="normal" officeooo:rsid="001e6f72" officeooo:paragraph-rsid="001fdd25" fo:background-color="transparent" style:font-weight-asian="normal" style:font-weight-complex="normal"/>
    </style:style>
    <style:style style:name="P58" style:family="paragraph" style:parent-style-name="Standard">
      <style:text-properties fo:font-weight="normal" officeooo:rsid="00250b0a" officeooo:paragraph-rsid="00250b0a" fo:background-color="transparent" style:font-weight-asian="normal" style:font-weight-complex="normal"/>
    </style:style>
    <style:style style:name="P59" style:family="paragraph" style:parent-style-name="Standard">
      <style:text-properties fo:font-style="italic" style:text-underline-style="solid" style:text-underline-width="auto" style:text-underline-color="font-color" fo:font-weight="normal" officeooo:rsid="001fdd25" officeooo:paragraph-rsid="002771a1" fo:background-color="transparent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break-before="page"/>
      <style:text-properties fo:font-weight="normal" officeooo:rsid="001fdd25" officeooo:paragraph-rsid="001fdd25" fo:background-color="transparent" style:font-weight-asian="normal" style:font-weight-complex="normal"/>
    </style:style>
    <style:style style:name="P61" style:family="paragraph" style:parent-style-name="Heading_20_2">
      <style:paragraph-properties fo:break-before="page"/>
    </style:style>
    <style:style style:name="T1" style:family="text">
      <style:text-properties officeooo:rsid="0018e498"/>
    </style:style>
    <style:style style:name="T2" style:family="text">
      <style:text-properties officeooo:rsid="0019c486"/>
    </style:style>
    <style:style style:name="T3" style:family="text">
      <style:text-properties officeooo:rsid="001add9c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c6922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officeooo:rsid="001dfd96"/>
    </style:style>
    <style:style style:name="T8" style:family="text">
      <style:text-properties officeooo:rsid="001fdd25"/>
    </style:style>
    <style:style style:name="T9" style:family="text">
      <style:text-properties officeooo:rsid="0021d226"/>
    </style:style>
    <style:style style:name="T10" style:family="text">
      <style:text-properties officeooo:rsid="002431c5"/>
    </style:style>
    <style:style style:name="T11" style:family="text">
      <style:text-properties officeooo:rsid="002771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uftdaten forwarder</text:p>
      <text:p text:style-name="P1"/>
      <text:p text:style-name="P1">The following files can be found in main/<text:span text:style-name="T1">src/java/nl :</text:span></text:p>
      <text:p text:style-name="P1"/>
      <text:p text:style-name="P7">ttn – <text:span text:style-name="T2">folder</text:span>:</text:p>
      <text:p text:style-name="P7"/>
      <text:p text:style-name="P17">MqttTopicParser.java </text:p>
      <text:p text:style-name="P4">create the topic to su<text:span text:style-name="T2">b</text:span>scribe to on ttn.</text:p>
      <text:p text:style-name="P5">Actually it does not seem to be used as the topic is hardcoded in MqttListener.Java</text:p>
      <text:p text:style-name="P48">No change was done.</text:p>
      <text:p text:style-name="P3"/>
      <text:p text:style-name="P18">MqttListener.<text:span text:style-name="T2">java</text:span></text:p>
      <text:p text:style-name="P5">Start, stop and listen to ttn MQTT, notify luftdatenforwarder with callback in case message received <text:span text:style-name="T10">from TTN</text:span></text:p>
      <text:p text:style-name="P49">No change was done.</text:p>
      <text:p text:style-name="P2"/>
      <text:p text:style-name="P19">MqttCallbackAdapter.<text:span text:style-name="T2">java</text:span></text:p>
      <text:p text:style-name="P5">Contains empty callback adapters.</text:p>
      <text:p text:style-name="P48">No change was done.</text:p>
      <text:p text:style-name="P3"/>
      <text:p text:style-name="P18">ImessageReceived.<text:span text:style-name="T2">java</text:span></text:p>
      <text:p text:style-name="P5">Contains the interface to message-received</text:p>
      <text:p text:style-name="P48">NO change was done</text:p>
      <text:p text:style-name="P5"/>
      <text:p text:style-name="P16">ttn/dto – folder</text:p>
      <text:p text:style-name="P20">TtnUplinkMessage.java</text:p>
      <text:p text:style-name="P5">enables to parse field from Jason that was sent to TTN.</text:p>
      <text:p text:style-name="P48">No change was done</text:p>
      <text:p text:style-name="P1"/>
      <text:p text:style-name="P1"/>
      <text:p text:style-name="P8">luftdaten - folder</text:p>
      <text:p text:style-name="P20">LuftdatenUploader.java</text:p>
      <text:p text:style-name="P5">Create connecttion <text:s/>with luftdaten en upload data to a pin on luftdaten</text:p>
      <text:p text:style-name="P5"><text:span text:style-name="T6">CHANGED</text:span> : </text:p>
      <text:list xml:id="list998101022" text:style-name="L1">
        <text:list-item>
          <text:p text:style-name="P44">SPS-pin <text:s/><text:span text:style-name="T9">instead of SMS-pin</text:span></text:p>
        </text:list-item>
        <text:list-item>
          <text:p text:style-name="P44">Added ‘int DebugDataflow’ <text:s/>to uploadMeasurement() to reduce output of data exchanged with <text:span text:style-name="T11">L</text:span>uftdaten.</text:p>
        </text:list-item>
      </text:list>
      <text:p text:style-name="P5"/>
      <text:p text:style-name="P20">IluftdatenApi</text:p>
      <text:p text:style-name="P15">interface to pushSensorData (Call from <text:span text:style-name="T2">LuftdatenUploader.java</text:span>)</text:p>
      <text:p text:style-name="P52">No change was done</text:p>
      <text:p text:style-name="P5"/>
      <text:p text:style-name="P41"/>
      <text:p text:style-name="P9">luftdaten/<text:span text:style-name="T3">dto</text:span> - folder</text:p>
      <text:p text:style-name="P20">LuftdatenItem.<text:span text:style-name="T3">java</text:span></text:p>
      <text:p text:style-name="P20">LuftdatenMessage.<text:span text:style-name="T3">java</text:span></text:p>
      <text:p text:style-name="P5"/>
      <text:p text:style-name="P15">Used to create a message and add items to be uploaded to luftdaten</text:p>
      <text:p text:style-name="P50">No change was done</text:p>
      <text:p text:style-name="P5"/>
      <text:p text:style-name="P10">PM – folder</text:p>
      <text:p text:style-name="P20">LoraMessage.<text:span text:style-name="T5">java</text:span></text:p>
      <text:p text:style-name="P29">Obtain specfic data from <text:s/>payload-fields send by TTN. Also has a way to decode / extract <text:s/>if NO payload fields but that is not used.</text:p>
      <text:p text:style-name="P29"/>
      <text:p text:style-name="P11">CHANGED</text:p>
      <text:p text:style-name="P29">added support for pm1 :</text:p>
      <text:p text:style-name="P29"/>
      <text:list xml:id="list4074363996" text:style-name="L2">
        <text:list-item>
          <text:p text:style-name="P45">this.pm1 = pm1;</text:p>
        </text:list-item>
        <text:list-item>
          <text:p text:style-name="P45">public double getPm1() {</text:p>
        </text:list-item>
      </text:list>
      <text:p text:style-name="P29"><text:s text:c="15"/>return pm1;</text:p>
      <text:p text:style-name="P29"><text:s text:c="12"/>}</text:p>
      <text:p text:style-name="P29"/>
      <text:p text:style-name="P22">SensorBme.java</text:p>
      <text:p text:style-name="P29">Obtain/parse BME280 information</text:p>
      <text:p text:style-name="P51">No change was done.</text:p>
      <text:p text:style-name="P6"/>
      <text:p text:style-name="P21">SensorMessage.<text:span text:style-name="T7">java</text:span></text:p>
      <text:p text:style-name="P31">used during decode to contain the data to be used for SPS and/or BME.</text:p>
      <text:p text:style-name="P12">CHANGED</text:p>
      <text:list xml:id="list1201036919" text:style-name="L3">
        <text:list-item>
          <text:p text:style-name="P46">Updated to support sps instead of SMS11</text:p>
        </text:list-item>
      </text:list>
      <text:p text:style-name="P32"/>
      <text:p text:style-name="P23">SensorSps.<text:span text:style-name="T7">java</text:span></text:p>
      <text:p text:style-name="P30">Obtain/parse <text:span text:style-name="T7">SPS30</text:span> information.</text:p>
      <text:p text:style-name="P33">CHANGED:</text:p>
      <text:p text:style-name="P31">based on the SMS11 now made it support for P1, P2.5, PM10 from SPS30</text:p>
      <text:p text:style-name="P31"/>
      <text:p text:style-name="P24">SensorSms.java</text:p>
      <text:p text:style-name="P30">Obtain/parse <text:span text:style-name="T7">Sms11</text:span> information.</text:p>
      <text:p text:style-name="P33">CHANGED:</text:p>
      <text:list xml:id="list3640569063" text:style-name="L4">
        <text:list-item>
          <text:p text:style-name="P47">this has been removed</text:p>
        </text:list-item>
      </text:list>
      <text:p text:style-name="P34"/>
      <text:p text:style-name="P42"/>
      <text:p text:style-name="P13">loraforwarder -folder</text:p>
      <text:p text:style-name="P13"/>
      <text:p text:style-name="P25">BaseConfig.java</text:p>
      <text:p text:style-name="P35">The base file for handling configuration. Enable to load and save the configuration parameters from a configuration file.</text:p>
      <text:p text:style-name="P53">No change was done.</text:p>
      <text:p text:style-name="P35"/>
      <text:p text:style-name="P25">EpayloadEncoding.<text:span text:style-name="T8">java</text:span></text:p>
      <text:p text:style-name="P37">Get the kind of encoder to be used to extract the data from TTN (RUDZL)</text:p>
      <text:p text:style-name="P54">No change was done.</text:p>
      <text:p text:style-name="P36"/>
      <text:p text:style-name="P26">IloraForwarderConfig.<text:span text:style-name="T8">java</text:span></text:p>
      <text:p text:style-name="P37">interface for application to get configuration data.</text:p>
      <text:p text:style-name="P37"><text:span text:style-name="T4">CHANGED</text:span> <text:s/>/addded :</text:p>
      <text:p text:style-name="P37"><text:s text:c="4"/>/**</text:p>
      <text:p text:style-name="P37"><text:s text:c="5"/>* @return the storage directory for the data files</text:p>
      <text:p text:style-name="P37"><text:s text:c="5"/>*/</text:p>
      <text:p text:style-name="P37"><text:s text:c="4"/>String getStorageDir();</text:p>
      <text:p text:style-name="P37"/>
      <text:p text:style-name="P37"><text:s text:c="4"/>/**</text:p>
      <text:p text:style-name="P37"><text:s text:c="5"/>* @return the 1 or 0</text:p>
      <text:p text:style-name="P37"><text:s text:c="5"/>*/</text:p>
      <text:p text:style-name="P37"><text:s text:c="4"/>int getDebug();</text:p>
      <text:p text:style-name="P37"/>
      <text:p text:style-name="P37"><text:s text:c="4"/>/**</text:p>
      <text:p text:style-name="P37"><text:s text:c="5"/>* @return the extension to add to datafile</text:p>
      <text:p text:style-name="P37"><text:s text:c="5"/>*/</text:p>
      <text:p text:style-name="P37"><text:s text:c="4"/>String getExtension();</text:p>
      <text:p text:style-name="P37"/>
      <text:p text:style-name="P59">LoraLuftdatenForwarder.java</text:p>
      <text:p text:style-name="P56">This is the main routine for the forwarder to bring all together. <text:span text:style-name="T4">Many changes were applied Is appendex A for the final version.</text:span></text:p>
      <text:p text:style-name="P37"/>
      <text:p text:style-name="P60"/>
      <text:p text:style-name="P27">LoraForwarderConfig.java</text:p>
      <text:p text:style-name="P37">This file contains the configuration default values and will hold the configuration if overwritten by content of configuration file.</text:p>
      <text:p text:style-name="P37"><text:span text:style-name="T4">CHANGED </text:span>/ added</text:p>
      <text:p text:style-name="P37"/>
      <text:p text:style-name="P37"><text:s text:c="8"/>STORAGE_DIR("storage.dir","/tmp/","storage directory for local data files"),</text:p>
      <text:p text:style-name="P37"><text:s text:c="7"/>FILE_EXT("file.ext","YYMMdd","Format date extension for local data file"),</text:p>
      <text:p text:style-name="P37"><text:s text:c="8"/>ENABLE_DBG ("enable.dbg", "1", "1 will enable data flow messages, 0 will reduce to program log only");</text:p>
      <text:p text:style-name="P37"/>
      <text:p text:style-name="P37"><text:s text:c="4"/>@Override</text:p>
      <text:p text:style-name="P37"><text:s text:c="4"/>public String getStorageDir() {</text:p>
      <text:p text:style-name="P37"><text:s text:c="8"/>return get(EConfigItem.STORAGE_DIR.key);</text:p>
      <text:p text:style-name="P37"><text:s text:c="4"/>}</text:p>
      <text:p text:style-name="P37"/>
      <text:p text:style-name="P37"><text:s text:c="4"/>@Override</text:p>
      <text:p text:style-name="P37"><text:s text:c="4"/>public int getDebug() {</text:p>
      <text:p text:style-name="P37"><text:s text:c="8"/>//return get(EConfigItem.STORAGE_DIR.key);</text:p>
      <text:p text:style-name="P37"><text:s text:c="8"/>return (Integer.parseInt(get(EConfigItem.ENABLE_DBG.key)));</text:p>
      <text:p text:style-name="P37"><text:s text:c="4"/>}</text:p>
      <text:p text:style-name="P37"><text:s text:c="4"/>@Override</text:p>
      <text:p text:style-name="P37"><text:s text:c="4"/>public String getExtension() {</text:p>
      <text:p text:style-name="P37"><text:s text:c="8"/>return get(EConfigItem.FILE_EXT.key);</text:p>
      <text:p text:style-name="P37"><text:s text:c="4"/>}</text:p>
      <text:p text:style-name="P37"/>
      <text:p text:style-name="P37"><text:span text:style-name="T4"/></text:p>
      <text:p text:style-name="P36"/>
      <text:p text:style-name="P14">loraforwarder /<text:span text:style-name="T8">urdzl/dto </text:span>– folder</text:p>
      <text:p text:style-name="P38"/>
      <text:p text:style-name="P28">RudzlMessage.java</text:p>
      <text:p text:style-name="P38">Encode/translate <text:s/>the TTN payload-fields into values for the application.</text:p>
      <text:p text:style-name="P38"/>
      <text:p text:style-name="P40">CHANGED</text:p>
      <text:p text:style-name="P38"><text:s text:c="4"/>public double getPM1() {</text:p>
      <text:p text:style-name="P38"><text:s text:c="8"/>Number number = (Number) fields.getOrDefault("PM1_Avg", Double.NaN);</text:p>
      <text:p text:style-name="P38"><text:s text:c="8"/>return number.doubleValue();</text:p>
      <text:p text:style-name="P38"><text:s text:c="4"/>}</text:p>
      <text:p text:style-name="P38"/>
      <text:p text:style-name="P38"><text:s text:c="4"/>public int getSpsId() {</text:p>
      <text:p text:style-name="P38"><text:s text:c="8"/>Number number = (Number) fields.getOrDefault("spsid", 0);</text:p>
      <text:p text:style-name="P38"><text:s text:c="8"/>return number.intValue() &amp; 0xFFFF;</text:p>
      <text:p text:style-name="P38"><text:s text:c="4"/>}</text:p>
      <text:h text:style-name="P61" text:outline-level="2">appendix A: loraforwarder.java</text:h>
      <text:p text:style-name="P39"/>
      <text:p text:style-name="P39">package nl.bertriksikken.loraforwarder;</text:p>
      <text:p text:style-name="P39"/>
      <text:p text:style-name="P39">import java.io.File;</text:p>
      <text:p text:style-name="P39">import java.io.FileInputStream;</text:p>
      <text:p text:style-name="P39">import java.io.FileOutputStream;</text:p>
      <text:p text:style-name="P39">import java.io.IOException;</text:p>
      <text:p text:style-name="P39">import java.io.InputStream;</text:p>
      <text:p text:style-name="P39">import java.io.OutputStream;</text:p>
      <text:p text:style-name="P39">import java.io.OutputStreamWriter;</text:p>
      <text:p text:style-name="P39">import java.io.Writer;</text:p>
      <text:p text:style-name="P39">import java.time.*;</text:p>
      <text:p text:style-name="P39">import java.time.format.DateTimeFormatter;</text:p>
      <text:p text:style-name="P39">import java.nio.charset.StandardCharsets;</text:p>
      <text:p text:style-name="P39">import java.io.IOException;</text:p>
      <text:p text:style-name="P39">import java.time.Instant;</text:p>
      <text:p text:style-name="P39">import java.util.Locale;</text:p>
      <text:p text:style-name="P39">import java.util.concurrent.ExecutorService;</text:p>
      <text:p text:style-name="P39">import java.util.concurrent.Executors;</text:p>
      <text:p text:style-name="P39"/>
      <text:p text:style-name="P39">import org.eclipse.paho.client.mqttv3.MqttException;</text:p>
      <text:p text:style-name="P39">import org.slf4j.Logger;</text:p>
      <text:p text:style-name="P39">import org.slf4j.LoggerFactory;</text:p>
      <text:p text:style-name="P39"/>
      <text:p text:style-name="P39">import com.fasterxml.jackson.databind.ObjectMapper;</text:p>
      <text:p text:style-name="P39"/>
      <text:p text:style-name="P39">import nl.bertriksikken.loraforwarder.rudzl.dto.RudzlMessage;</text:p>
      <text:p text:style-name="P39">import nl.bertriksikken.luftdaten.ILuftdatenApi;</text:p>
      <text:p text:style-name="P39">import nl.bertriksikken.luftdaten.LuftdatenUploader;</text:p>
      <text:p text:style-name="P39">import nl.bertriksikken.luftdaten.dto.LuftdatenItem;</text:p>
      <text:p text:style-name="P39">import nl.bertriksikken.luftdaten.dto.LuftdatenMessage;</text:p>
      <text:p text:style-name="P39">import nl.bertriksikken.pm.SensorBme;</text:p>
      <text:p text:style-name="P39">import nl.bertriksikken.pm.SensorMessage;</text:p>
      <text:p text:style-name="P39">import nl.bertriksikken.pm.SensorSps;</text:p>
      <text:p text:style-name="P39">import nl.bertriksikken.ttn.MqttListener;</text:p>
      <text:p text:style-name="P39">import nl.bertriksikken.ttn.dto.TtnUplinkMessage;</text:p>
      <text:p text:style-name="P39"/>
      <text:p text:style-name="P39">/**</text:p>
      <text:p text:style-name="P39"><text:s/>* updated for SPS30 / paulvha / November 2019</text:p>
      <text:p text:style-name="P39"><text:s/>*/</text:p>
      <text:p text:style-name="P39">public final class LoraLuftdatenForwarder {</text:p>
      <text:p text:style-name="P39"/>
      <text:p text:style-name="P39"><text:s text:c="4"/>private static final Logger LOG = LoggerFactory.getLogger(LoraLuftdatenForwarder.class);</text:p>
      <text:p text:style-name="P39"><text:s text:c="4"/>private static final String CONFIG_FILE = "loraluftdatenforwarder.properties";</text:p>
      <text:p text:style-name="P39"><text:s text:c="4"/>private static final String SOFTWARE_VERSION = "SPS30_November_2019-1.0";</text:p>
      <text:p text:style-name="P39"><text:s text:c="4"/>private static String StorageDir; <text:s text:c="6"/>// hold the place for the local data files</text:p>
      <text:p text:style-name="P39"><text:s text:c="4"/>private static String FileDateExt; <text:s text:c="5"/>// hold the date extension for the datafile.</text:p>
      <text:p text:style-name="P39"><text:s text:c="4"/>private static int DebugDataflow;</text:p>
      <text:p text:style-name="P39"/>
      <text:p text:style-name="P39"><text:s text:c="4"/>private final MqttListener mqttListener;</text:p>
      <text:p text:style-name="P39"><text:soft-page-break/><text:s text:c="4"/>private final LuftdatenUploader uploader;</text:p>
      <text:p text:style-name="P39"><text:s text:c="4"/>private final ExecutorService executor;</text:p>
      <text:p text:style-name="P39"><text:s text:c="4"/>private final EPayloadEncoding encoding;</text:p>
      <text:p text:style-name="P39"/>
      <text:p text:style-name="P39"><text:s text:c="4"/>public static void main(String[] args) throws IOException, MqttException {</text:p>
      <text:p text:style-name="P39"><text:s text:c="8"/>ILoraForwarderConfig config = readConfig(new File(CONFIG_FILE));</text:p>
      <text:p text:style-name="P39"><text:s text:c="8"/>LoraLuftdatenForwarder app = new LoraLuftdatenForwarder(config);</text:p>
      <text:p text:style-name="P39"><text:s text:c="8"/>app.start();</text:p>
      <text:p text:style-name="P39"><text:s text:c="8"/>Runtime.getRuntime().addShutdownHook(new Thread(app::stop));</text:p>
      <text:p text:style-name="P39"><text:s text:c="4"/>}</text:p>
      <text:p text:style-name="P39"/>
      <text:p text:style-name="P39"><text:s text:c="4"/>// called from main (above)</text:p>
      <text:p text:style-name="P39"><text:s text:c="4"/>private LoraLuftdatenForwarder(ILoraForwarderConfig config) {</text:p>
      <text:p text:style-name="P39"><text:s text:c="8"/>ILuftdatenApi restClient = LuftdatenUploader.newRestClient(config.getLuftdatenUrl(),</text:p>
      <text:p text:style-name="P39"><text:s text:c="16"/>config.getLuftdatenTimeout());</text:p>
      <text:p text:style-name="P39"/>
      <text:p text:style-name="P39"><text:s text:c="8"/>// Folder for local data file</text:p>
      <text:p text:style-name="P39"><text:s text:c="8"/>StorageDir = config.getStorageDir();</text:p>
      <text:p text:style-name="P39"><text:s text:c="8"/>if(StorageDir == null || StorageDir.isEmpty()){</text:p>
      <text:p text:style-name="P39"><text:s text:c="12"/>LOG.warn("No Storage directory defined. No data will be saved locally");</text:p>
      <text:p text:style-name="P39"><text:s text:c="8"/>}</text:p>
      <text:p text:style-name="P39"><text:s text:c="8"/>else {</text:p>
      <text:p text:style-name="P39"><text:s text:c="12"/>LOG.info("Data files will be saved to {}", StorageDir);</text:p>
      <text:p text:style-name="P39"><text:s text:c="8"/>}</text:p>
      <text:p text:style-name="P39"/>
      <text:p text:style-name="P39"><text:s text:c="8"/>// enable dataflow message</text:p>
      <text:p text:style-name="P39"><text:s text:c="8"/>DebugDataflow = config.getDebug();</text:p>
      <text:p text:style-name="P39"><text:s text:c="8"/>if (DebugDataflow == 0) {</text:p>
      <text:p text:style-name="P39"><text:s text:c="12"/>LOG.info("Dataflow debug information disabled");</text:p>
      <text:p text:style-name="P39"><text:s text:c="8"/>}</text:p>
      <text:p text:style-name="P39"/>
      <text:p text:style-name="P39"><text:s text:c="8"/>// get extension for data file</text:p>
      <text:p text:style-name="P39"><text:s text:c="8"/>FileDateExt = config.getExtension();</text:p>
      <text:p text:style-name="P39"/>
      <text:p text:style-name="P39"><text:s text:c="8"/>uploader = new LuftdatenUploader(restClient);</text:p>
      <text:p text:style-name="P39"><text:s text:c="8"/>executor = Executors.newSingleThreadExecutor();</text:p>
      <text:p text:style-name="P39"><text:s text:c="8"/>encoding = EPayloadEncoding.fromId(config.getEncoding());</text:p>
      <text:p text:style-name="P39"><text:s text:c="8"/>// start listener and return with message from TTN. <text:s/>Call the messageReceived below to handle.</text:p>
      <text:p text:style-name="P39"><text:s text:c="8"/>mqttListener = new MqttListener(this::messageReceived, config.getMqttUrl(), config.getMqttAppId(),</text:p>
      <text:p text:style-name="P39"><text:s text:c="16"/>config.getMqttAppKey());</text:p>
      <text:p text:style-name="P39"/>
      <text:p text:style-name="P39"><text:s text:c="8"/>LOG.info("Created new Luftdaten forwarder version {} for encoding {}", SOFTWARE_VERSION, encoding);</text:p>
      <text:p text:style-name="P39"><text:s text:c="4"/>}</text:p>
      <text:p text:style-name="P39"/>
      <text:p text:style-name="P39"><text:s text:c="4"/>// package-private to allow testing</text:p>
      <text:p text:style-name="P39"><text:s text:c="4"/>void messageReceived(Instant instant, String topic, String message) {</text:p>
      <text:p text:style-name="P39"><text:s text:c="8"/>if (DebugDataflow == 1) LOG.info("Received: '{}'", message);</text:p>
      <text:p text:style-name="P39"/>
      <text:p text:style-name="P39"><text:s text:c="8"/>// decode JSON</text:p>
      <text:p text:style-name="P39"><text:soft-page-break/><text:s text:c="8"/>ObjectMapper mapper = new ObjectMapper();</text:p>
      <text:p text:style-name="P39"><text:s text:c="8"/>TtnUplinkMessage uplink;</text:p>
      <text:p text:style-name="P39"><text:s text:c="8"/>try {</text:p>
      <text:p text:style-name="P39"><text:s text:c="12"/>uplink = mapper.readValue(message, TtnUplinkMessage.class);</text:p>
      <text:p text:style-name="P39"><text:s text:c="8"/>} catch (IOException e) {</text:p>
      <text:p text:style-name="P39"><text:s text:c="12"/>LOG.warn("Could not parse JSON: '{}'", message);</text:p>
      <text:p text:style-name="P39"><text:s text:c="12"/>return;</text:p>
      <text:p text:style-name="P39"><text:s text:c="8"/>}</text:p>
      <text:p text:style-name="P39"/>
      <text:p text:style-name="P39"><text:s text:c="8"/>// set the luftdaten devicename to TTN-hardware serial HARDCODED</text:p>
      <text:p text:style-name="P39"><text:s text:c="8"/>String sensorId = String.format(Locale.ROOT, "TTN-%s", uplink.getHardwareSerial());</text:p>
      <text:p text:style-name="P39"/>
      <text:p text:style-name="P39"><text:s text:c="8"/>SensorMessage sensorMessage = decodeTtnMessage(instant, sensorId, uplink);</text:p>
      <text:p text:style-name="P39"/>
      <text:p text:style-name="P39"><text:s text:c="8"/>// schedule upload &amp; save</text:p>
      <text:p text:style-name="P39"><text:s text:c="8"/>if (sensorMessage != null) {</text:p>
      <text:p text:style-name="P39"><text:s text:c="12"/>executor.execute(() -&gt; handleMessageTask(sensorId, sensorMessage));</text:p>
      <text:p text:style-name="P39"><text:s text:c="12"/>executor.execute(() -&gt; saveToFile(sensorId, sensorMessage));</text:p>
      <text:p text:style-name="P39"><text:s text:c="8"/>}</text:p>
      <text:p text:style-name="P39"><text:s text:c="4"/>}</text:p>
      <text:p text:style-name="P39"/>
      <text:p text:style-name="P39"><text:s text:c="4"/>// extract the data from the received TTN message</text:p>
      <text:p text:style-name="P39"><text:s text:c="4"/>private SensorMessage decodeTtnMessage(Instant instant, String sensorId, TtnUplinkMessage uplinkMessage) {</text:p>
      <text:p text:style-name="P39"><text:s text:c="8"/>switch (encoding) {</text:p>
      <text:p text:style-name="P39"><text:s text:c="8"/>case RUDZL:</text:p>
      <text:p text:style-name="P39"><text:s text:c="12"/>RudzlMessage message = new RudzlMessage(uplinkMessage.getPayloadFields());</text:p>
      <text:p text:style-name="P39"><text:s text:c="12"/>SensorSps sps = new SensorSps(sensorId, message.getPM10(), message.getPM2_5(), message.getPM1());</text:p>
      <text:p text:style-name="P39"><text:s text:c="12"/>SensorMessage sensorMessage = new SensorMessage(sps);</text:p>
      <text:p text:style-name="P39"><text:s text:c="12"/>SensorBme bme = new SensorBme(message.getT(), message.getRH(), message.getP());</text:p>
      <text:p text:style-name="P39"><text:s text:c="12"/>sensorMessage.setBme(bme);</text:p>
      <text:p text:style-name="P39"><text:s text:c="12"/>return sensorMessage;</text:p>
      <text:p text:style-name="P39"><text:s text:c="8"/>default:</text:p>
      <text:p text:style-name="P39"><text:s text:c="12"/>return null;</text:p>
      <text:p text:style-name="P39"><text:s text:c="8"/>}</text:p>
      <text:p text:style-name="P39"><text:s text:c="4"/>}</text:p>
      <text:p text:style-name="P39"/>
      <text:p text:style-name="P39"><text:s text:c="4"/>private void handleMessageTask(String sensorId, SensorMessage sensorMessage) {</text:p>
      <text:p text:style-name="P39"><text:s text:c="8"/>// forward to luftdaten, in an exception safe manner (order of data seems to be important)</text:p>
      <text:p text:style-name="P39"><text:s text:c="8"/>try {</text:p>
      <text:p text:style-name="P39"><text:s text:c="12"/>LuftdatenMessage spsMessage = new LuftdatenMessage(SOFTWARE_VERSION);</text:p>
      <text:p text:style-name="P39"><text:s text:c="12"/>spsMessage.addItem(new LuftdatenItem("P0", sensorMessage.getSps().getPm1()));</text:p>
      <text:p text:style-name="P39"><text:s text:c="12"/>spsMessage.addItem(new LuftdatenItem("P1", sensorMessage.getSps().getPm10()));</text:p>
      <text:p text:style-name="P39"><text:s text:c="12"/>spsMessage.addItem(new LuftdatenItem("P2", sensorMessage.getSps().getPm2_5()));</text:p>
      <text:p text:style-name="P39"/>
      <text:p text:style-name="P39"><text:s text:c="12"/>uploader.uploadMeasurement(sensorId, LuftdatenUploader.PIN_SPS, spsMessage, DebugDataflow);</text:p>
      <text:p text:style-name="P39"/>
      <text:p text:style-name="P39"><text:s text:c="12"/>if (sensorMessage.getBme().isPresent()) {</text:p>
      <text:p text:style-name="P39"><text:s text:c="16"/>SensorBme bme = sensorMessage.getBme().get();</text:p>
      <text:p text:style-name="P39"><text:s text:c="16"/>LuftdatenMessage bmeMessage = new LuftdatenMessage(SOFTWARE_VERSION);</text:p>
      <text:p text:style-name="P39"><text:soft-page-break/><text:s text:c="16"/>bmeMessage.addItem(new LuftdatenItem("temperature", bme.getTemp()));</text:p>
      <text:p text:style-name="P39"><text:s text:c="16"/>bmeMessage.addItem(new LuftdatenItem("humidity", bme.getRh()));</text:p>
      <text:p text:style-name="P39"><text:s text:c="16"/>bmeMessage.addItem(new LuftdatenItem("pressure", 100.0 * bme.getPressure()));</text:p>
      <text:p text:style-name="P39"><text:s text:c="16"/>uploader.uploadMeasurement(sensorId, LuftdatenUploader.PIN_BME, bmeMessage, DebugDataflow);</text:p>
      <text:p text:style-name="P39"><text:s text:c="12"/>}</text:p>
      <text:p text:style-name="P39"><text:s text:c="8"/>} catch (Exception e) {</text:p>
      <text:p text:style-name="P39"><text:s text:c="12"/>LOG.trace("Caught exception", e);</text:p>
      <text:p text:style-name="P39"><text:s text:c="12"/>LOG.warn("Caught exception: {}", e.getMessage());</text:p>
      <text:p text:style-name="P39"><text:s text:c="8"/>}</text:p>
      <text:p text:style-name="P39"><text:s text:c="4"/>}</text:p>
      <text:p text:style-name="P39"/>
      <text:p text:style-name="P39"><text:s text:c="4"/>/**</text:p>
      <text:p text:style-name="P39"><text:s text:c="5"/>* Save data to local files.</text:p>
      <text:p text:style-name="P39"><text:s text:c="5"/>*</text:p>
      <text:p text:style-name="P39"><text:s text:c="5"/>* @param sensor_id : hardware ID <text:s/>(name on Luftdaten)</text:p>
      <text:p text:style-name="P39"><text:s text:c="5"/>* @param sensorMessage : filled Sensormessage</text:p>
      <text:p text:style-name="P39"><text:s text:c="5"/>*/</text:p>
      <text:p text:style-name="P39"><text:s text:c="4"/>public final void saveToFile(String sensorId, <text:s/>SensorMessage sensorMessage) {</text:p>
      <text:p text:style-name="P39"/>
      <text:p text:style-name="P39"><text:s text:c="8"/>// if NO directory provided, no save will be done</text:p>
      <text:p text:style-name="P39"><text:s text:c="8"/>if(StorageDir == null || StorageDir.isEmpty())return;</text:p>
      <text:p text:style-name="P39"/>
      <text:p text:style-name="P39"><text:s text:c="8"/>// create date information</text:p>
      <text:p text:style-name="P39"><text:s text:c="8"/>ZoneId zid = ZoneId.of("Europe/Paris");</text:p>
      <text:p text:style-name="P39"/>
      <text:p text:style-name="P39"><text:s text:c="8"/>// create an LocalDateTime object using now(zoneId)</text:p>
      <text:p text:style-name="P39"><text:s text:c="8"/>LocalDateTime lt = LocalDateTime.now(zid);</text:p>
      <text:p text:style-name="P39"/>
      <text:p text:style-name="P39"><text:s text:c="8"/>// create unique extension for file as defined in configuration file</text:p>
      <text:p text:style-name="P39"><text:s text:c="8"/>DateTimeFormatter file_format = DateTimeFormatter.ofPattern(FileDateExt);</text:p>
      <text:p text:style-name="P39"><text:s text:c="8"/>String file_ext = lt.format(file_format);</text:p>
      <text:p text:style-name="P39"/>
      <text:p text:style-name="P39"><text:s text:c="8"/>// create timestamp for data</text:p>
      <text:p text:style-name="P39"><text:s text:c="8"/>DateTimeFormatter formatter = DateTimeFormatter.ofPattern("yyyy:MM:dd:hh:mm");</text:p>
      <text:p text:style-name="P39"><text:s text:c="8"/>String formattedDateTime = lt.format(formatter);</text:p>
      <text:p text:style-name="P39"/>
      <text:p text:style-name="P39"><text:s text:c="8"/>// check whether file exists already</text:p>
      <text:p text:style-name="P39"><text:s text:c="8"/>File tempFile = new File(StorageDir + sensorId <text:s/>+ "-" + <text:s/>file_ext);</text:p>
      <text:p text:style-name="P39"><text:s text:c="8"/>boolean exists = tempFile.exists();</text:p>
      <text:p text:style-name="P39"/>
      <text:p text:style-name="P39">//System.out.println("time is: " + formattedDateTime);</text:p>
      <text:p text:style-name="P39"/>
      <text:p text:style-name="P39"><text:s text:c="8"/>// open for append (boolean = true)</text:p>
      <text:p text:style-name="P39"><text:s text:c="8"/>try (FileOutputStream fos = new FileOutputStream((StorageDir + sensorId <text:s/>+ "-" + <text:s/>file_ext), true)) {</text:p>
      <text:p text:style-name="P39"/>
      <text:p text:style-name="P39"><text:s text:c="12"/>try (Writer writer = new OutputStreamWriter(fos, StandardCharsets.US_ASCII)) {</text:p>
      <text:p text:style-name="P39"/>
      <text:p text:style-name="P39"><text:s text:c="16"/>// if new file write header first</text:p>
      <text:p text:style-name="P39"><text:s text:c="16"/>if (! exists) {</text:p>
      <text:p text:style-name="P39"><text:s text:c="20"/>writer.append("yyyy:MM:dd:hh:mm,P0,P2,P1,Temp,Hum,Pressure\n");</text:p>
      <text:p text:style-name="P39"><text:soft-page-break/><text:s text:c="16"/>}</text:p>
      <text:p text:style-name="P39"/>
      <text:p text:style-name="P39"><text:s text:c="16"/>// add time stamp</text:p>
      <text:p text:style-name="P39"><text:s text:c="16"/>writer.append(formattedDateTime);</text:p>
      <text:p text:style-name="P39"/>
      <text:p text:style-name="P39"><text:s text:c="16"/>// add SDS30 data</text:p>
      <text:p text:style-name="P39"><text:s text:c="16"/>writer.append("," + sensorMessage.getSps().getPm1());</text:p>
      <text:p text:style-name="P39"><text:s text:c="16"/>writer.append("," + sensorMessage.getSps().getPm2_5());</text:p>
      <text:p text:style-name="P39"><text:s text:c="16"/>writer.append("," + sensorMessage.getSps().getPm10());</text:p>
      <text:p text:style-name="P39"/>
      <text:p text:style-name="P39"><text:s text:c="16"/>// add BME data (if available)</text:p>
      <text:p text:style-name="P39"><text:s text:c="16"/>if (sensorMessage.getBme().isPresent()) {</text:p>
      <text:p text:style-name="P39"><text:s text:c="20"/>SensorBme bme = sensorMessage.getBme().get();</text:p>
      <text:p text:style-name="P39"><text:s text:c="20"/>writer.append("," + bme.getTemp());</text:p>
      <text:p text:style-name="P39"><text:s text:c="20"/>writer.append("," + bme.getRh());</text:p>
      <text:p text:style-name="P39"><text:s text:c="20"/>writer.append("," + bme.getPressure());</text:p>
      <text:p text:style-name="P39"><text:s text:c="20"/>writer.append("\n");</text:p>
      <text:p text:style-name="P39"><text:s text:c="16"/>}</text:p>
      <text:p text:style-name="P39"><text:s text:c="16"/>else {</text:p>
      <text:p text:style-name="P39"><text:s text:c="20"/>writer.append(",0,0,0\n");</text:p>
      <text:p text:style-name="P39"><text:s text:c="16"/>}</text:p>
      <text:p text:style-name="P39"/>
      <text:p text:style-name="P39"><text:s text:c="13"/>} catch (Exception e) {</text:p>
      <text:p text:style-name="P39"><text:s text:c="16"/>LOG.trace("Caught exception in data creation", e);</text:p>
      <text:p text:style-name="P39"><text:s text:c="16"/>LOG.warn("Caught exception: {}", e.getMessage());</text:p>
      <text:p text:style-name="P39"><text:s text:c="12"/>}</text:p>
      <text:p text:style-name="P39"/>
      <text:p text:style-name="P39"><text:s text:c="12"/>fos.close();</text:p>
      <text:p text:style-name="P39"><text:s text:c="8"/>} catch (Exception e) {</text:p>
      <text:p text:style-name="P39"><text:s text:c="16"/>LOG.trace("Caught exception in file handling", e);</text:p>
      <text:p text:style-name="P39"><text:s text:c="16"/>LOG.warn("Caught exception: {}", e.getMessage());</text:p>
      <text:p text:style-name="P39"><text:s text:c="8"/>}</text:p>
      <text:p text:style-name="P39"><text:s text:c="4"/>}</text:p>
      <text:p text:style-name="P39"/>
      <text:p text:style-name="P39"><text:s text:c="4"/>/**</text:p>
      <text:p text:style-name="P39"><text:s text:c="5"/>* Starts the application.</text:p>
      <text:p text:style-name="P39"><text:s text:c="5"/>*</text:p>
      <text:p text:style-name="P39"><text:s text:c="5"/>* @throws MqttException in case of a problem starting MQTT client</text:p>
      <text:p text:style-name="P39"><text:s text:c="5"/>*/</text:p>
      <text:p text:style-name="P39"><text:s text:c="4"/>private void start() throws MqttException {</text:p>
      <text:p text:style-name="P39"><text:s text:c="8"/>LOG.info("Starting LoraLuftdatenForwarder application");</text:p>
      <text:p text:style-name="P39"/>
      <text:p text:style-name="P39"><text:s text:c="8"/>// start sub-modules</text:p>
      <text:p text:style-name="P39"><text:s text:c="8"/>uploader.start();</text:p>
      <text:p text:style-name="P39"><text:s text:c="8"/>mqttListener.start();</text:p>
      <text:p text:style-name="P39"/>
      <text:p text:style-name="P39"><text:s text:c="8"/>LOG.info("Started LoraLuftdatenForwarder application");</text:p>
      <text:p text:style-name="P39"><text:s text:c="4"/>}</text:p>
      <text:p text:style-name="P39"/>
      <text:p text:style-name="P39"><text:s text:c="4"/>/**</text:p>
      <text:p text:style-name="P39"><text:s text:c="5"/>* Stops the application.</text:p>
      <text:p text:style-name="P39"><text:s text:c="5"/>*</text:p>
      <text:p text:style-name="P39"><text:soft-page-break/><text:s text:c="5"/>* @throws MqttException</text:p>
      <text:p text:style-name="P39"><text:s text:c="5"/>*/</text:p>
      <text:p text:style-name="P39"><text:s text:c="4"/>private void stop() {</text:p>
      <text:p text:style-name="P39"><text:s text:c="8"/>LOG.info("Stopping LoraLuftdatenForwarder application");</text:p>
      <text:p text:style-name="P39"/>
      <text:p text:style-name="P39"><text:s text:c="8"/>mqttListener.stop();</text:p>
      <text:p text:style-name="P39"><text:s text:c="8"/>executor.shutdown();</text:p>
      <text:p text:style-name="P39"><text:s text:c="8"/>uploader.stop();</text:p>
      <text:p text:style-name="P39"/>
      <text:p text:style-name="P39"><text:s text:c="8"/>LOG.info("Stopped LoraLuftdatenForwarder application");</text:p>
      <text:p text:style-name="P39"><text:s text:c="4"/>}</text:p>
      <text:p text:style-name="P39"/>
      <text:p text:style-name="P39"><text:s text:c="4"/>// try loading configuration file</text:p>
      <text:p text:style-name="P39"><text:s text:c="4"/>// if it does not exist a new one will be created that can be edited</text:p>
      <text:p text:style-name="P39"/>
      <text:p text:style-name="P39"><text:s text:c="4"/>private static ILoraForwarderConfig readConfig(File file) throws IOException {</text:p>
      <text:p text:style-name="P39"><text:s text:c="8"/>final LoraForwarderConfig config = new LoraForwarderConfig();</text:p>
      <text:p text:style-name="P39"><text:s text:c="8"/>try (FileInputStream fis = new FileInputStream(file)) {</text:p>
      <text:p text:style-name="P39"><text:s text:c="12"/>config.load(fis);</text:p>
      <text:p text:style-name="P39"><text:s text:c="8"/>} catch (IOException e) {</text:p>
      <text:p text:style-name="P39"><text:s text:c="12"/>LOG.warn("Failed to load config {}, writing defaults", file.getAbsoluteFile());</text:p>
      <text:p text:style-name="P39"><text:s text:c="12"/>try (FileOutputStream fos = new FileOutputStream(file)) {</text:p>
      <text:p text:style-name="P39"><text:s text:c="16"/>config.save(fos); <text:s text:c="2"/>// create new file if it did not exist</text:p>
      <text:p text:style-name="P39"><text:s text:c="12"/>}</text:p>
      <text:p text:style-name="P39"><text:s text:c="8"/>}</text:p>
      <text:p text:style-name="P39"><text:s text:c="8"/>return config;</text:p>
      <text:p text:style-name="P39"><text:s text:c="4"/>}</text:p>
      <text:p text:style-name="P39"/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24:05.115738672</meta:creation-date>
    <dc:date>2019-11-24T14:15:48.279829123</dc:date>
    <meta:editing-duration>PT31M4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0" meta:paragraph-count="344" meta:word-count="1418" meta:character-count="14527" meta:non-whitespace-character-count="11414"/>
  </office:meta>
</office:document-meta>
</file>